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cademy Engraved LET" svg:font-family="'Academy Engraved LET'" style:font-pitch="variable"/>
    <style:font-face style:name="American Typewriter" svg:font-family="'American Typewriter'" style:font-family-generic="modern" style:font-pitch="variable"/>
    <style:font-face style:name="AppleMyungjo" svg:font-family="AppleMyungjo" style:font-pitch="variable"/>
    <style:font-face style:name="Big Caslon" svg:font-family="'Big Caslon'" style:font-pitch="variable"/>
    <style:font-face style:name="Charter" svg:font-family="Charter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fixed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style style:name="P2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bold" officeooo:rsid="00e7cee0" officeooo:paragraph-rsid="00e7cee0" fo:background-color="transparent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.4925in" fo:text-align="start" style:justify-single-word="false" fo:text-indent="0in" style:auto-text-indent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T1" style:family="text">
      <style:text-properties officeooo:rsid="00d4d95f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e7cee0" style:font-size-asian="9pt" style:font-size-complex="9pt"/>
    </style:style>
    <style:style style:name="T4" style:family="text">
      <style:text-properties fo:font-size="9pt" officeooo:rsid="00d4d95f" style:font-size-asian="9pt" style:font-size-complex="9pt"/>
    </style:style>
    <style:style style:name="T5" style:family="text">
      <style:text-properties officeooo:rsid="00e913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——</text:span><text:span text:style-name="T3">Montsinger Rewrite</text:span><text:span text:style-name="T4">——</text:span><text:span text:style-name="T1"> </text:span></text:p>
      <text:p text:style-name="P3"/>
      <text:p text:style-name="P4"/>
      <text:p text:style-name="P4">#<text:span text:style-name="T5">1</text:span> —— July 2<text:span text:style-name="T5">3</text:span>, 2024</text:p>
      <text:p text:style-name="P4"/>
      <text:p text:style-name="P5">Crafted by Ross Montsinger</text:p>
      <text:p text:style-name="P5">Notebook Size: B6</text:p>
      <text:p text:style-name="P5">Width: 4.1 inches</text:p>
      <text:p text:style-name="P5">Height: 7 inches</text:p>
      <text:p text:style-name="P5">Style: <text:span text:style-name="T5">Buffalo Brown Trifold</text:span></text:p>
      <text:p text:style-name="P5">Elastic: .6mm</text:p>
      <text:p text:style-name="P5"/>
      <text:p text:style-name="P6">Montsinger Rewrite Journals can hold one-to-three notebooks. Simply slide them in and out of the elastic bands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More info can be found at:</text:p>
      <text:p text:style-name="P5"><text:tab/>https://rewrite.montsinger.net</text:p>
      <text:p text:style-name="P5"/>
      <text:p text:style-name="P7">. . 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cademy Engraved LET" svg:font-family="'Academy Engraved LET'" style:font-pitch="variable"/>
    <style:font-face style:name="American Typewriter" svg:font-family="'American Typewriter'" style:font-family-generic="modern" style:font-pitch="variable"/>
    <style:font-face style:name="AppleMyungjo" svg:font-family="AppleMyungjo" style:font-pitch="variable"/>
    <style:font-face style:name="Big Caslon" svg:font-family="'Big Caslon'" style:font-pitch="variable"/>
    <style:font-face style:name="Charter" svg:font-family="Charter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fixed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Serif1" fo:font-family="'Liberation Serif'" style:font-style-name="Regular" style:font-family-generic="roman" style:font-pitch="variable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page-layout style:name="Mpm1">
      <style:page-layout-properties fo:page-width="4in" fo:page-height="6in" style:num-format="1" style:print-orientation="portrait" fo:margin-top="0.25in" fo:margin-bottom="0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23:28:18.781354747</meta:creation-date>
    <dc:date>2024-07-24T19:55:01.134329827</dc:date>
    <meta:editing-duration>P4DT2H18M20S</meta:editing-duration>
    <meta:editing-cycles>162</meta:editing-cycles>
    <meta:generator>LibreOffice/24.2.5.2$MacOSX_X86_64 LibreOffice_project/bffef4ea93e59bebbeaf7f431bb02b1a39ee8a59</meta:generator>
    <meta:print-date>2024-07-24T19:46:51.703906529</meta:print-date>
    <meta:document-statistic meta:table-count="0" meta:image-count="0" meta:object-count="0" meta:page-count="1" meta:paragraph-count="12" meta:word-count="52" meta:character-count="332" meta:non-whitespace-character-count="289"/>
  </office:meta>
</office:document-meta>
</file>